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7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/>
          <table:table-cell table:style-name="ce2" table:formula="of:=SUM([.B3:.F3])" office:value-type="float" office:value="28800">
            <text:p>28800</text:p>
          </table:table-cell>
          <table:table-cell table:formula="of:=SUM([.B28:.F28])" office:value-type="float" office:value="1483.33333333333">
            <text:p>1483.3333333333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K2];[.K10];[.K11])" office:value-type="float" office:value="32000">
            <text:p>32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483.33333333333">
            <text:p>1483.3333333333</text:p>
          </table:table-cell>
          <table:table-cell office:value-type="string">
            <text:p>Անժելա</text:p>
          </table:table-cell>
          <table:table-cell office:value-type="float" office:value="7700">
            <text:p>7700</text:p>
          </table:table-cell>
          <table:table-cell/>
          <table:table-cell table:formula="of:=SUM([.G3])" office:value-type="float" office:value="28800">
            <text:p>28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483.33333333333">
            <text:p>1483.3333333333</text:p>
          </table:table-cell>
          <table:table-cell office:value-type="string">
            <text:p>Արմենուհի</text:p>
          </table:table-cell>
          <table:table-cell table:number-columns-repeated="2"/>
          <table:table-cell table:formula="of:=[.L3]-[.L4]" office:value-type="float" office:value="3200">
            <text:p>32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483.33333333333">
            <text:p>1483.3333333333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483.33333333333">
            <text:p>1483.3333333333</text:p>
          </table:table-cell>
          <table:table-cell office:value-type="string">
            <text:p>Արեգ</text:p>
          </table:table-cell>
          <table:table-cell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483.33333333333">
            <text:p>1483.3333333333</text:p>
          </table:table-cell>
          <table:table-cell table:style-name="ce31" office:value-type="string">
            <text:p>Մանե</text:p>
          </table:table-cell>
          <table:table-cell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483.33333333333">
            <text:p>1483.3333333333</text:p>
          </table:table-cell>
          <table:table-cell table:style-name="ce31" office:value-type="string">
            <text:p>Նանե</text:p>
          </table:table-cell>
          <table:table-cell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483.33333333333">
            <text:p>1483.3333333333</text:p>
          </table:table-cell>
          <table:table-cell office:value-type="string">
            <text:p>Հասմիկ Դ․</text:p>
          </table:table-cell>
          <table:table-cell table:style-name="ce51" office:value-type="float" office:value="-250">
            <text:p>-2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5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483.33333333333">
            <text:p>1483.3333333333</text:p>
          </table:table-cell>
          <table:table-cell office:value-type="string">
            <text:p>Ժոզեֆ</text:p>
          </table:table-cell>
          <table:table-cell/>
          <table:table-cell office:value-type="float" office:value="12000">
            <text:p>12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:.F28])" office:value-type="float" office:value="1088.88888888889">
            <text:p>1088.8888888889</text:p>
          </table:table-cell>
          <table:table-cell table:style-name="ce31" office:value-type="string">
            <text:p>Սարգիս</text:p>
          </table:table-cell>
          <table:table-cell table:style-name="ce51"/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3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483.33333333333">
            <text:p>1483.3333333333</text:p>
          </table:table-cell>
          <table:table-cell office:value-type="string">
            <text:p>Մհեր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483.33333333333">
            <text:p>1483.3333333333</text:p>
          </table:table-cell>
          <table:table-cell office:value-type="string">
            <text:p>Դավիթ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7"/>
          <table:table-cell table:formula="of:=SUM([.B28];[.C28];[.E28];[.F28])" office:value-type="float" office:value="1135.71428571429">
            <text:p>1135.7142857143</text:p>
          </table:table-cell>
          <table:table-cell table:style-name="ce31" office:value-type="string">
            <text:p>Տարոն</text:p>
          </table:table-cell>
          <table:table-cell table:style-name="ce49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483.33333333333">
            <text:p>1483.3333333333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483.33333333333">
            <text:p>1483.3333333333</text:p>
          </table:table-cell>
          <table:table-cell table:style-name="ce38" office:value-type="string">
            <text:p>Ստեփան</text:p>
          </table:table-cell>
          <table:table-cell table:style-name="ce51"/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094.44444444444">
            <text:p>1094.444444444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483.33333333333">
            <text:p>1483.3333333333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D28];[.F28])" office:value-type="float" office:value="1094.44444444444">
            <text:p>1094.444444444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 table:formula="of:=SUM([.C28];[.D28];[.E28])" office:value-type="float" office:value="1088.88888888889">
            <text:p>1088.888888888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483.33333333333">
            <text:p>1483.3333333333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D28];[.F28])" office:value-type="float" office:value="1094.44444444444">
            <text:p>1094.444444444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8" office:value-type="float" office:value="388.888888888889">
            <text:p>388.8888888889</text:p>
          </table:table-cell>
          <table:table-cell table:formula="of:=[.F3]/19" office:value-type="float" office:value="0">
            <text:p>0</text:p>
          </table:table-cell>
          <table:table-cell/>
          <table:table-cell table:style-name="ce2" table:formula="of:=SUM([.H3:.H27])" office:value-type="float" office:value="29194.4444444444">
            <text:p>29194.4444444444</text:p>
          </table:table-cell>
          <table:table-cell table:style-name="Default" table:number-columns-repeated="2"/>
          <table:table-cell table:number-columns-repeated="2"/>
        </table:table-row>
        <table:table-row table:style-name="ro12">
          <table:table-cell table:number-columns-repeated="8"/>
          <table:table-cell table:style-name="ce23"/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5/05/2016</text:date>, <text:time>11:1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05T11:16:31</dc:date>
    <meta:editing-duration>P6DT17H29M19S</meta:editing-duration>
    <meta:editing-cycles>2376</meta:editing-cycles>
    <meta:generator>OpenOffice/4.1.1$Unix OpenOffice.org_project/411m6$Build-9775</meta:generator>
    <dc:creator>Hasmik Dabaghyan</dc:creator>
    <meta:document-statistic meta:table-count="14" meta:cell-count="5823" meta:object-count="0"/>
  </office:meta>
</office:document-meta>
</file>